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/>
    <style:style style:name="gr1" style:family="graphic">
      <style:graphic-properties draw:stroke="none" svg:stroke-color="#000000" draw:fill="solid" draw:fill-color="#ffffff" fo:min-height="54.75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43mm" svg:height="56.17mm" svg:x="10.31mm" svg:y="15.52mm">
            <draw:text-box>
              <text:p/>
              <text:p>When a Hall device is turned on by the presence of a magnetic field that device will short the resistor chain to Gnd effectively taking the resistors below it out of circuit.</text:p>
              <text:p/>
              <text:p>So the O/P voltage is given by:</text:p>
              <text:p/>
              <text:p>Vref * sum of resitors left in chain / (Rs + sum of resitors left in chain)</text:p>
              <text:p/>
              <text:p>Figures in tables currently ignore Vce sat of Hall devices and resitor tolererence.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Voltage difference to next step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[.H6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2]*[.I6]/([.H$3]+[.I6])" office:value-type="float" office:value="5" calcext:value-type="float">
            <text:p>5.00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7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2]*[.I7]/([.H$3]+[.I7])" office:value-type="float" office:value="6.66666666666667" calcext:value-type="float">
            <text:p>6.67</text:p>
          </table:table-cell>
          <table:table-cell table:formula="of:=[.K7]-[.K6]" office:value-type="float" office:value="1.66666666666667" calcext:value-type="float">
            <text:p>1.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8])"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formula="of:=[.H$2]*[.I8]/([.H$3]+[.I8])" office:value-type="float" office:value="7.5" calcext:value-type="float">
            <text:p>7.50</text:p>
          </table:table-cell>
          <table:table-cell table:formula="of:=[.K8]-[.K7]" office:value-type="float" office:value="0.833333333333333" calcext:value-type="float">
            <text:p>0.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9])" office:value-type="float" office:value="4000" calcext:value-type="float">
            <text:p>4000</text:p>
          </table:table-cell>
          <table:table-cell office:value-type="float" office:value="600" calcext:value-type="float">
            <text:p>600</text:p>
          </table:table-cell>
          <table:table-cell table:formula="of:=[.H$2]*[.I9]/([.H$3]+[.I9])" office:value-type="float" office:value="8" calcext:value-type="float">
            <text:p>8.00</text:p>
          </table:table-cell>
          <table:table-cell table:formula="of:=[.K9]-[.K8]" office:value-type="float" office:value="0.5" calcext:value-type="float">
            <text:p>0.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10])"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table:formula="of:=[.H$2]*[.I10]/([.H$3]+[.I10])" office:value-type="float" office:value="8.33333333333333" calcext:value-type="float">
            <text:p>8.33</text:p>
          </table:table-cell>
          <table:table-cell table:formula="of:=[.K10]-[.K9]" office:value-type="float" office:value="0.333333333333334" calcext:value-type="float">
            <text:p>0.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11])"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table:formula="of:=[.H$2]*[.I11]/([.H$3]+[.I11])" office:value-type="float" office:value="8.57142857142857" calcext:value-type="float">
            <text:p>8.57</text:p>
          </table:table-cell>
          <table:table-cell table:formula="of:=[.K11]-[.K10]" office:value-type="float" office:value="0.238095238095237" calcext:value-type="float">
            <text:p>0.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12])"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table:formula="of:=[.H$2]*[.I12]/([.H$3]+[.I12])" office:value-type="float" office:value="8.75" calcext:value-type="float">
            <text:p>8.75</text:p>
          </table:table-cell>
          <table:table-cell table:formula="of:=[.K12]-[.K11]" office:value-type="float" office:value="0.178571428571429" calcext:value-type="float">
            <text:p>0.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13])" office:value-type="float" office:value="8000" calcext:value-type="float">
            <text:p>8000</text:p>
          </table:table-cell>
          <table:table-cell office:value-type="float" office:value="200" calcext:value-type="float">
            <text:p>200</text:p>
          </table:table-cell>
          <table:table-cell table:formula="of:=[.H$2]*[.I13]/([.H$3]+[.I13])" office:value-type="float" office:value="8.88888888888889" calcext:value-type="float">
            <text:p>8.89</text:p>
          </table:table-cell>
          <table:table-cell table:formula="of:=[.K13]-[.K12]" office:value-type="float" office:value="0.138888888888889" calcext:value-type="float">
            <text:p>0.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6:.H14])"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table:formula="of:=[.H$2]*[.I14]/([.H$3]+[.I14])" office:value-type="float" office:value="9" calcext:value-type="float">
            <text:p>9.00</text:p>
          </table:table-cell>
          <table:table-cell table:formula="of:=[.K14]-[.K13]" office:value-type="float" office:value="0.111111111111111" calcext:value-type="float">
            <text:p>0.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formula="of:=SUM([.H$6:.H15])" office:value-type="float" office:value="10000" calcext:value-type="float">
            <text:p>10000</text:p>
          </table:table-cell>
          <table:table-cell table:style-name="ce4" office:value-type="string" calcext:value-type="string">
            <text:p>All OFF</text:p>
          </table:table-cell>
          <table:table-cell table:formula="of:=[.H2]*[.I15]/([.H3]+[.I15])" office:value-type="float" office:value="9.09090909090909" calcext:value-type="float">
            <text:p>9.09</text:p>
          </table:table-cell>
          <table:table-cell table:formula="of:=[.K15]-[.K14]" office:value-type="float" office:value="0.0909090909090917" calcext:value-type="float">
            <text:p>0.09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ce3" office:value-type="float" office:value="4700" calcext:value-type="float">
            <text:p>4700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Voltage difference to next step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style-name="ce3" table:formula="of:=[.H$3]" office:value-type="float" office:value="1000" calcext:value-type="float">
            <text:p>1000</text:p>
          </table:table-cell>
          <table:table-cell table:formula="of:=[.H23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19]*[.I23]/([.H$20]+[.I23])" office:value-type="float" office:value="1.75438596491228" calcext:value-type="float">
            <text:p>1.75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table:style-name="ce3" table:formula="of:=[.H$3]" office:value-type="float" office:value="1000" calcext:value-type="float">
            <text:p>1000</text:p>
          </table:table-cell>
          <table:table-cell table:formula="of:=SUM([.H$23:.H24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19]*[.I24]/([.H$20]+[.I24])" office:value-type="float" office:value="2.98507462686567" calcext:value-type="float">
            <text:p>2.99</text:p>
          </table:table-cell>
          <table:table-cell table:formula="of:=[.K24]-[.K23]" office:value-type="float" office:value="1.23068866195339" calcext:value-type="float">
            <text:p>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style-name="ce3" office:value-type="float" office:value="2200" calcext:value-type="float">
            <text:p>2200</text:p>
          </table:table-cell>
          <table:table-cell table:formula="of:=SUM([.H$23:.H25])"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table:formula="of:=[.H$19]*[.I25]/([.H$20]+[.I25])" office:value-type="float" office:value="4.71910112359551" calcext:value-type="float">
            <text:p>4.72</text:p>
          </table:table-cell>
          <table:table-cell table:formula="of:=[.K25]-[.K24]" office:value-type="float" office:value="1.73402649672983" calcext:value-type="float">
            <text:p>1.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style-name="ce3" office:value-type="float" office:value="2200" calcext:value-type="float">
            <text:p>2200</text:p>
          </table:table-cell>
          <table:table-cell table:formula="of:=SUM([.H$23:.H26])" office:value-type="float" office:value="6400" calcext:value-type="float">
            <text:p>6400</text:p>
          </table:table-cell>
          <table:table-cell office:value-type="float" office:value="600" calcext:value-type="float">
            <text:p>600</text:p>
          </table:table-cell>
          <table:table-cell table:formula="of:=[.H$19]*[.I26]/([.H$20]+[.I26])" office:value-type="float" office:value="5.76576576576577" calcext:value-type="float">
            <text:p>5.77</text:p>
          </table:table-cell>
          <table:table-cell table:formula="of:=[.K26]-[.K25]" office:value-type="float" office:value="1.04666464217026" calcext:value-type="float">
            <text:p>1.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style-name="ce3" office:value-type="float" office:value="3300" calcext:value-type="float">
            <text:p>3300</text:p>
          </table:table-cell>
          <table:table-cell table:formula="of:=SUM([.H$23:.H27])" office:value-type="float" office:value="9700" calcext:value-type="float">
            <text:p>9700</text:p>
          </table:table-cell>
          <table:table-cell office:value-type="float" office:value="500" calcext:value-type="float">
            <text:p>500</text:p>
          </table:table-cell>
          <table:table-cell table:formula="of:=[.H$19]*[.I27]/([.H$20]+[.I27])" office:value-type="float" office:value="6.73611111111111" calcext:value-type="float">
            <text:p>6.74</text:p>
          </table:table-cell>
          <table:table-cell table:formula="of:=[.K27]-[.K26]" office:value-type="float" office:value="0.970345345345345" calcext:value-type="float">
            <text:p>0.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style-name="ce3" office:value-type="float" office:value="3300" calcext:value-type="float">
            <text:p>3300</text:p>
          </table:table-cell>
          <table:table-cell table:formula="of:=SUM([.H$23:.H28])" office:value-type="float" office:value="13000" calcext:value-type="float">
            <text:p>13000</text:p>
          </table:table-cell>
          <table:table-cell office:value-type="float" office:value="400" calcext:value-type="float">
            <text:p>400</text:p>
          </table:table-cell>
          <table:table-cell table:formula="of:=[.H$19]*[.I28]/([.H$20]+[.I28])" office:value-type="float" office:value="7.34463276836158" calcext:value-type="float">
            <text:p>7.34</text:p>
          </table:table-cell>
          <table:table-cell table:formula="of:=[.K28]-[.K27]" office:value-type="float" office:value="0.608521657250472" calcext:value-type="float">
            <text:p>0.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style-name="ce3" office:value-type="float" office:value="4700" calcext:value-type="float">
            <text:p>4700</text:p>
          </table:table-cell>
          <table:table-cell table:formula="of:=SUM([.H$23:.H29])" office:value-type="float" office:value="17700" calcext:value-type="float">
            <text:p>17700</text:p>
          </table:table-cell>
          <table:table-cell office:value-type="float" office:value="300" calcext:value-type="float">
            <text:p>300</text:p>
          </table:table-cell>
          <table:table-cell table:formula="of:=[.H$19]*[.I29]/([.H$20]+[.I29])" office:value-type="float" office:value="7.90178571428571" calcext:value-type="float">
            <text:p>7.90</text:p>
          </table:table-cell>
          <table:table-cell table:formula="of:=[.K29]-[.K28]" office:value-type="float" office:value="0.557152945924132" calcext:value-type="float">
            <text:p>0.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style-name="ce3" office:value-type="float" office:value="10000" calcext:value-type="float">
            <text:p>10000</text:p>
          </table:table-cell>
          <table:table-cell table:formula="of:=SUM([.H$23:.H30])"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  <table:table-cell table:formula="of:=[.H$19]*[.I30]/([.H$20]+[.I30])" office:value-type="float" office:value="8.54938271604938" calcext:value-type="float">
            <text:p>8.55</text:p>
          </table:table-cell>
          <table:table-cell table:formula="of:=[.K30]-[.K29]" office:value-type="float" office:value="0.647597001763669" calcext:value-type="float">
            <text:p>0.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style-name="ce3" office:value-type="float" office:value="22000" calcext:value-type="float">
            <text:p>22000</text:p>
          </table:table-cell>
          <table:table-cell table:formula="of:=SUM([.H$23:.H31])" office:value-type="float" office:value="49700" calcext:value-type="float">
            <text:p>49700</text:p>
          </table:table-cell>
          <table:table-cell office:value-type="float" office:value="100" calcext:value-type="float">
            <text:p>100</text:p>
          </table:table-cell>
          <table:table-cell table:formula="of:=[.H$19]*[.I31]/([.H$20]+[.I31])" office:value-type="float" office:value="9.13602941176471" calcext:value-type="float">
            <text:p>9.14</text:p>
          </table:table-cell>
          <table:table-cell table:formula="of:=[.K31]-[.K30]" office:value-type="float" office:value="0.586646695715324" calcext:value-type="float">
            <text:p>0.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table:style-name="ce3" office:value-type="float" office:value="33000" calcext:value-type="float">
            <text:p>33000</text:p>
          </table:table-cell>
          <table:table-cell table:formula="of:=SUM([.H$23:.H32])" office:value-type="float" office:value="82700" calcext:value-type="float">
            <text:p>82700</text:p>
          </table:table-cell>
          <table:table-cell table:style-name="ce4" office:value-type="string" calcext:value-type="string">
            <text:p>All OFF</text:p>
          </table:table-cell>
          <table:table-cell table:formula="of:=[.H19]*[.I32]/([.H20]+[.I32])" office:value-type="float" office:value="9.46224256292906" calcext:value-type="float">
            <text:p>9.46</text:p>
          </table:table-cell>
          <table:table-cell table:formula="of:=[.K32]-[.K31]" office:value-type="float" office:value="0.326213151164355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31.287459402</meta:creation-date>
    <dc:date>2018-10-17T18:54:38.669230439</dc:date>
    <meta:editing-duration>PT13M41S</meta:editing-duration>
    <meta:editing-cycles>2</meta:editing-cycles>
    <meta:generator>LibreOffice_Vanilla/6.0.4.5$MacOSX_X86_64 LibreOffice_project/6840e4519a6ce8bcc1328eb2d87b5c46c6df1038</meta:generator>
    <meta:document-statistic meta:table-count="1" meta:cell-count="136" meta:object-count="1"/>
  </office:meta>
</office:document-meta>
</file>